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589d6"/>
    </style:style>
    <style:style style:name="P5" style:family="paragraph" style:parent-style-name="Text_20_body" style:list-style-name="L1">
      <style:text-properties officeooo:paragraph-rsid="001a3319"/>
    </style:style>
    <style:style style:name="P6" style:family="paragraph" style:parent-style-name="Text_20_body" style:list-style-name="L1">
      <style:text-properties officeooo:paragraph-rsid="001bd720"/>
    </style:style>
    <style:style style:name="P7" style:family="paragraph" style:parent-style-name="Text_20_body" style:list-style-name="L1">
      <style:text-properties officeooo:paragraph-rsid="00151557"/>
    </style:style>
    <style:style style:name="P8" style:family="paragraph" style:parent-style-name="Text_20_body" style:list-style-name="L1">
      <style:text-properties officeooo:paragraph-rsid="0010a5ea"/>
    </style:style>
    <style:style style:name="P9" style:family="paragraph" style:parent-style-name="Text_20_body" style:list-style-name="L1">
      <style:text-properties officeooo:paragraph-rsid="001cf508"/>
    </style:style>
    <style:style style:name="P10" style:family="paragraph" style:parent-style-name="Text_20_body" style:list-style-name="L1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1">
      <style:text-properties style:font-name="Liberation Serif" fo:font-size="12pt" fo:font-style="normal" style:text-underline-style="none" fo:font-weight="normal" officeooo:rsid="0016d191" officeooo:paragraph-rsid="0016d19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 style:list-style-name="L1">
      <style:text-properties style:font-name="Liberation Serif" fo:font-size="12pt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1">
      <style:text-properties officeooo:rsid="00135c85" officeooo:paragraph-rsid="00135c85"/>
    </style:style>
    <style:style style:name="P14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 style:list-style-name="L1">
      <style:paragraph-properties fo:margin-top="0cm" fo:margin-bottom="0.499cm" style:contextual-spacing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1">
      <style:paragraph-properties fo:margin-top="0cm" fo:margin-bottom="0.499cm" style:contextual-spacing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2pt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style:text-underline-style="none" fo:font-weight="normal" officeooo:rsid="0005188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officeooo:rsid="0005bd2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officeooo:rsid="000d6d6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0266f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0e0b6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05bd2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07061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officeooo:rsid="000811b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officeooo:rsid="0008f0d2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10a5e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11b825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15155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a331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1bd72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1cf50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097b3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1a331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1a33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officeooo:rsid="001701bb"/>
    </style:style>
    <style:style style:name="T23" style:family="text">
      <style:text-properties officeooo:rsid="001701bb"/>
    </style:style>
    <style:style style:name="T24" style:family="text">
      <style:text-properties officeooo:rsid="001915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G4STORK</text:p>
      <text:p text:style-name="P1"/>
      <text:list xml:id="list3438696250108253674" text:style-name="L1">
        <text:list-item>
          <text:p text:style-name="P4"><text:span text:style-name="T2">Downl</text:span><text:span text:style-name="T15">oa</text:span><text:span text:style-name="T2">d tarballs <text:s/>for CLHEP-2.1.3.1, marshalgen-1.0, topc-2.5.2, geant</text:span><text:span text:style-name="Teletype"><text:span text:style-name="T2">4.</text:span></text:span><text:span text:style-name="Teletype"><text:span text:style-name="T14">10</text:span></text:span><text:span text:style-name="Teletype"><text:span text:style-name="T2">.</text:span></text:span><text:span text:style-name="Teletype"><text:span text:style-name="T14">00.p02</text:span></text:span><text:span text:style-name="T2">, and G4STORK</text:span></text:p>
        </text:list-item>
        <text:list-item>
          <text:p text:style-name="P10">Installing <text:s/>CLHEP-2.1.3.1</text:p>
          <text:list>
            <text:list-item>
              <text:p text:style-name="P3"><text:span text:style-name="Teletype"><text:span text:style-name="T19">N</text:span></text:span><text:span text:style-name="Teletype"><text:span text:style-name="T18">ote: this is no </text:span></text:span><text:span text:style-name="Teletype"><text:span text:style-name="T19">longer</text:span></text:span><text:span text:style-name="Teletype"><text:span text:style-name="T18"> nessecary, the later verisons </text:span></text:span><text:span text:style-name="Teletype"><text:span text:style-name="T19">of geant4</text:span></text:span><text:span text:style-name="Teletype"><text:span text:style-name="T18"> come with their own version of CLHEP</text:span></text:span></text:p>
            </text:list-item>
            <text:list-item>
              <text:p text:style-name="P5"><text:span text:style-name="Teletype"><text:span text:style-name="T20">http://proj-clhep.web.cern.ch/proj-clhep/DISTRIBUTION/</text:span></text:span></text:p>
            </text:list-item>
            <text:list-item>
              <text:p text:style-name="P10">tar -xzf clhep-2.1.3.1.tgz</text:p>
            </text:list-item>
            <text:list-item>
              <text:p text:style-name="P10">cd 2.1.3.1</text:p>
            </text:list-item>
            <text:list-item>
              <text:p text:style-name="P10">mkdir clhep-build clhep-install</text:p>
            </text:list-item>
            <text:list-item>
              <text:p text:style-name="P10">cd clhep-build</text:p>
            </text:list-item>
            <text:list-item>
              <text:p text:style-name="P3"><text:span text:style-name="Teletype"><text:span text:style-name="T2">cmake -DCMAKE_INSTALL_PREFIX= [clhep-install full path] [2.1.3.1/CLHEP/ full path]</text:span></text:span></text:p>
            </text:list-item>
            <text:list-item>
              <text:p text:style-name="P3"><text:span text:style-name="Teletype"><text:span text:style-name="T2">make</text:span></text:span></text:p>
            </text:list-item>
            <text:list-item>
              <text:p text:style-name="P3"><text:span text:style-name="Teletype"><text:span text:style-name="T2">make test</text:span></text:span></text:p>
            </text:list-item>
            <text:list-item>
              <text:p text:style-name="P3"><text:span text:style-name="Teletype"><text:span text:style-name="T2">make install</text:span></text:span></text:p>
            </text:list-item>
          </text:list>
        </text:list-item>
        <text:list-item>
          <text:p text:style-name="P3"><text:span text:style-name="Teletype"><text:span text:style-name="T2">Installing marshalgen-1.0</text:span></text:span></text:p>
          <text:list>
            <text:list-item>
              <text:p text:style-name="P5"><text:span text:style-name="Teletype"><text:span text:style-name="T15">http://www.ccs.neu.edu/home/gene/marshalgen.html</text:span></text:span></text:p>
            </text:list-item>
            <text:list-item>
              <text:p text:style-name="P3"><text:span text:style-name="Teletype"><text:span text:style-name="T2">tar -xzf </text:span></text:span><text:span text:style-name="Teletype"><text:span text:style-name="T3">marshalgen.tar.gz</text:span></text:span></text:p>
            </text:list-item>
            <text:list-item>
              <text:p text:style-name="P3"><text:span text:style-name="Teletype"><text:span text:style-name="T3">yum install bison flex</text:span></text:span></text:p>
            </text:list-item>
            <text:list-item>
              <text:p text:style-name="P3"><text:span text:style-name="Teletype"><text:span text:style-name="T3">cd marshalgen-1.0/</text:span></text:span></text:p>
            </text:list-item>
            <text:list-item>
              <text:p text:style-name="P3"><text:span text:style-name="Teletype"><text:span text:style-name="T3">make</text:span></text:span></text:p>
            </text:list-item>
          </text:list>
        </text:list-item>
        <text:list-item>
          <text:p text:style-name="P3"><text:span text:style-name="Teletype"><text:span text:style-name="T2">Installing <text:s/>topc-2.5.2</text:span></text:span></text:p>
          <text:list>
            <text:list-item>
              <text:p text:style-name="P5"><text:span text:style-name="Teletype"><text:span text:style-name="T15">http://www.ccs.neu.edu/home/gene/topc.html</text:span></text:span></text:p>
            </text:list-item>
            <text:list-item>
              <text:p text:style-name="P3"><text:span text:style-name="Teletype"><text:span text:style-name="T2">tar -xzf topc-2.5.2</text:span></text:span><text:span text:style-name="Teletype"><text:span text:style-name="T3">.tar.gz</text:span></text:span></text:p>
            </text:list-item>
            <text:list-item>
              <text:p text:style-name="P3"><text:span text:style-name="Teletype"><text:span text:style-name="T3">cd topc-2.5.2</text:span></text:span></text:p>
            </text:list-item>
            <text:list-item>
              <text:p text:style-name="P3"><text:span text:style-name="Teletype"><text:span text:style-name="T3">./configure (installs to usr/local/include and usr/local/src</text:span></text:span></text:p>
            </text:list-item>
            <text:list-item>
              <text:p text:style-name="P3"><text:soft-page-break/><text:span text:style-name="Teletype"><text:span text:style-name="T4">make install</text:span></text:span></text:p>
            </text:list-item>
          </text:list>
        </text:list-item>
        <text:list-item>
          <text:p text:style-name="P3"><text:span text:style-name="Teletype"><text:span text:style-name="T5">Installing Visualization Drivers</text:span></text:span></text:p>
          <text:list>
            <text:list-item>
              <text:p text:style-name="P3"><text:span text:style-name="T6">X11 OpenGL Visualization (</text:span><text:span text:style-name="Emphasis"><text:span text:style-name="T6">Linux and Mac OS X</text:span></text:span><text:span text:style-name="T6">) </text:span></text:p>
              <text:list>
                <text:list-item>
                  <text:p text:style-name="P10">very responsive photorealistic graphics</text:p>
                </text:list-item>
                <text:list-item>
                  <text:p text:style-name="P3"><text:span text:style-name="Emphasis"><text:span text:style-name="T2">Requires</text:span></text:span><text:span text:style-name="T2">: X11 headers and libraries,</text:span><text:a xlink:type="simple" xlink:href="http://www.opengl.org/" office:target-frame-name="_top" xlink:show="replace"><text:span text:style-name="T1">OpenGL</text:span></text:a><text:span text:style-name="T2"> or </text:span><text:a xlink:type="simple" xlink:href="http://www.mesa3d.org/" office:target-frame-name="_top" xlink:show="replace"><text:span text:style-name="T1">MesaGL</text:span></text:a><text:span text:style-name="T2"> headers and libraries. </text:span></text:p>
                  <text:list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  <text:list-item>
                      <text:p text:style-name="P3"><text:span text:style-name="Emphasis"><text:span text:style-name="T2">yum groupinstall “Development Tools”</text:span></text:span></text:p>
                    </text:list-item>
                  </text:list>
                </text:list-item>
                <text:list-item>
                  <text:p text:style-name="P3"><text:span text:style-name="T7">Optional: </text:span><text:a xlink:type="simple" xlink:href="http://www.openmotif.org/" office:target-frame-name="_top" xlink:show="replace"><text:span text:style-name="T1">Motif</text:span></text:a><text:span text:style-name="T2"> </text:span><text:span text:style-name="T7">to add gui control</text:span></text:p>
                </text:list-item>
              </text:list>
            </text:list-item>
            <text:list-item>
              <text:p text:style-name="P3"><text:span text:style-name="T6">Qt User Interface and Visualization (</text:span><text:span text:style-name="Emphasis"><text:span text:style-name="T6">All Platforms</text:span></text:span><text:span text:style-name="T6">) </text:span></text:p>
              <text:list>
                <text:list-item>
                  <text:p text:style-name="P10">very responsive photorealistic graphics plus more interactivity</text:p>
                </text:list-item>
                <text:list-item>
                  <text:p text:style-name="P3"><text:span text:style-name="Emphasis"><text:span text:style-name="T2">Requires</text:span></text:span><text:span text:style-name="T2">: </text:span><text:a xlink:type="simple" xlink:href="http://qt-project.org/downloads#qt-lib" office:target-frame-name="_top" xlink:show="replace"><text:span text:style-name="T1">Qt4 headers and libraries</text:span></text:a><text:span text:style-name="T2">, </text:span><text:a xlink:type="simple" xlink:href="http://www.opengl.org/" office:target-frame-name="_top" xlink:show="replace"><text:span text:style-name="T1">OpenGL</text:span></text:a><text:span text:style-name="T2"> or </text:span><text:a xlink:type="simple" xlink:href="http://www.mesa3d.org/" office:target-frame-name="_top" xlink:show="replace"><text:span text:style-name="T1">MesaGL</text:span></text:a><text:span text:style-name="T2"> headers and libraries</text:span></text:p>
                  <text:list>
                    <text:list-item>
                      <text:p text:style-name="P10">yum install qt4-devel</text:p>
                    </text:list-item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  <text:list-item>
                      <text:p text:style-name="P3"><text:span text:style-name="Emphasis"><text:span text:style-name="T2">yum groupinstall “Development Tools”</text:span>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6">X11 RayTracer Visualization (</text:span><text:span text:style-name="Emphasis"><text:span text:style-name="T6">Linux and Mac OS X</text:span></text:span><text:span text:style-name="T6">) </text:span></text:p>
              <text:list>
                <text:list-item>
                  <text:p text:style-name="P10">visualize a geometry that the other visualization drivers can't handle</text:p>
                </text:list-item>
                <text:list-item>
                  <text:p text:style-name="P3"><text:span text:style-name="Emphasis"><text:span text:style-name="T2">Requires</text:span></text:span><text:span text:style-name="T2">: X11 headers and libraries. </text:span></text:p>
                  <text:list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eletype"><text:span text:style-name="T5">DAWN</text:span></text:span></text:p>
              <text:list>
                <text:list-item>
                  <text:p text:style-name="P3"><text:span text:style-name="T2">highest quality photorealistic images</text:span><text:span text:style-name="Teletype"><text:span text:style-name="T5"> with little control</text:span></text:span></text:p>
                </text:list-item>
                <text:list-item>
                  <text:p text:style-name="P3"><text:span text:style-name="Teletype"><text:span text:style-name="T5">install </text:span></text:span><text:span text:style-name="T2">Tcl/Tk </text:span></text:p>
                  <text:list>
                    <text:list-item>
                      <text:p text:style-name="P3"><text:span text:style-name="Teletype"><text:span text:style-name="T5">maybe preinstalled, try wish command to see</text:span></text:span></text:p>
                    </text:list-item>
                    <text:list-item>
                      <text:p text:style-name="P6"><text:span text:style-name="Teletype"><text:span text:style-name="T5">if not install from </text:span></text:span><text:span text:style-name="Teletype"><text:span text:style-name="T16">http://www.tcl.tk/software/tcltk/8.6.html</text:span></text:span></text:p>
                    </text:list-item>
                  </text:list>
                </text:list-item>
                <text:list-item>
                  <text:p text:style-name="P3"><text:span text:style-name="Teletype"><text:span text:style-name="T5">install ghostscript</text:span></text:span></text:p>
                  <text:list>
                    <text:list-item>
                      <text:p text:style-name="P10">yum install ghostscript</text:p>
                    </text:list-item>
                  </text:list>
                </text:list-item>
                <text:list-item>
                  <text:p text:style-name="P10">install ghostview</text:p>
                  <text:list>
                    <text:list-item>
                      <text:p text:style-name="P3"><text:a xlink:type="simple" xlink:href="http://pages.cs.wisc.edu/~ghost/gsview/get49.htm"><text:span text:style-name="T2">http://pages.cs.wisc.edu/~ghost/gsview/get49.htm</text:span></text:a></text:p>
                    </text:list-item>
                    <text:list-item>
                      <text:p text:style-name="P11"><text:soft-page-break/>or http://www.filewatcher.com/m/gsview-4.9.tar.gz.892681-0.html</text:p>
                    </text:list-item>
                    <text:list-item>
                      <text:p text:style-name="P10">setenv DAWN_PS_PREVIEWER "ghostview"</text:p>
                    </text:list-item>
                  </text:list>
                </text:list-item>
                <text:list-item>
                  <text:p text:style-name="P10">Install DAWN</text:p>
                  <text:list>
                    <text:list-item>
                      <text:p text:style-name="P3"><text:a xlink:type="simple" xlink:href="http://geant4.kek.jp/~tanaka/DAWN/About_DAWN.html"><text:span text:style-name="T2">http://geant4.kek.jp/~tanaka/DAWN/About_DAWN.html</text:span></text:a></text:p>
                    </text:list-item>
                    <text:list-item>
                      <text:p text:style-name="P10">tar -xzf dawn_version.tgz</text:p>
                    </text:list-item>
                    <text:list-item>
                      <text:p text:style-name="P10">cd dawn_version</text:p>
                    </text:list-item>
                    <text:list-item>
                      <text:p text:style-name="P10">make clean</text:p>
                    </text:list-item>
                    <text:list-item>
                      <text:p text:style-name="P10">make guiclean</text:p>
                    </text:list-item>
                    <text:list-item>
                      <text:p text:style-name="P10">./configure</text:p>
                    </text:list-item>
                    <text:list-item>
                      <text:p text:style-name="P10">make</text:p>
                    </text:list-item>
                    <text:list-item>
                      <text:p text:style-name="P10">make install</text:p>
                    </text:list-item>
                  </text:list>
                </text:list-item>
                <text:list-item>
                  <text:p text:style-name="P10">Optional install david to see intersecting geometry</text:p>
                  <text:list>
                    <text:list-item>
                      <text:p text:style-name="P13"><text:a xlink:type="simple" xlink:href="http://geant4.kek.jp/~tanaka/DAWN/About_DAVID.html"><text:span text:style-name="T2">http://geant4.kek.jp/~tanaka/DAWN/About_DAVID.html</text:span></text:a></text:p>
                    </text:list-item>
                    <text:list-item>
                      <text:p text:style-name="P14">tar -xzf david_1_36a.taz</text:p>
                    </text:list-item>
                    <text:list-item>
                      <text:p text:style-name="P15">cd <text:s/><text:span text:style-name="T23">david_1_36a</text:span></text:p>
                    </text:list-item>
                    <text:list-item>
                      <text:p text:style-name="P15">make -f Makefile.<text:span text:style-name="T23">GNU_g++</text:span></text:p>
                    </text:list-item>
                    <text:list-item>
                      <text:p text:style-name="P15">ls -F david</text:p>
                      <text:list>
                        <text:list-item>
                          <text:p text:style-name="P16">(Please check if a binary file named "david" is created.)</text:p>
                        </text:list-item>
                      </text:list>
                    </text:list-item>
                    <text:list-item>
                      <text:p text:style-name="P17">Optional: Test to make sure it installed correctly</text:p>
                      <text:list>
                        <text:list-item>
                          <text:p text:style-name="P17">cd TESTDATA</text:p>
                        </text:list-item>
                        <text:list-item>
                          <text:p text:style-name="P16">dawn -c</text:p>
                        </text:list-item>
                        <text:list-item>
                          <text:p text:style-name="P17">export DAVID_DAWN_PVNAME<text:span text:style-name="T24">=</text:span>1</text:p>
                        </text:list-item>
                        <text:list-item>
                          <text:p text:style-name="P17">../david david_boxes.prim </text:p>
                        </text:list-item>
                        <text:list-item>
                          <text:p text:style-name="P17">Go to page 1 of the DAWN's GUI panel.</text:p>
                        </text:list-item>
                        <text:list-item>
                          <text:p text:style-name="P17">Click the "Load Default" button</text:p>
                        </text:list-item>
                        <text:list-item>
                          <text:p text:style-name="P17">select "Surface" for the "viewing mode"</text:p>
                        </text:list-item>
                        <text:list-item>
                          <text:p text:style-name="P17">Display Parameters and Axes to Yes</text:p>
                        </text:list-item>
                        <text:list-item>
                          <text:p text:style-name="P16"><text:soft-page-break/><text:span text:style-name="T23">Go to page 4 of the DAWN's GUI panel, and select "EPS" in the menu of </text:span>the "Device Selection"</text:p>
                        </text:list-item>
                        <text:list-item>
                          <text:p text:style-name="P17">Click the "Save Default" button</text:p>
                        </text:list-item>
                        <text:list-item>
                          <text:p text:style-name="P17">Click the "Okay" button</text:p>
                        </text:list-item>
                        <text:list-item>
                          <text:p text:style-name="P18"><text:span text:style-name="T22">Confirm the followings: Two of three boxes, named Box1 and Box2, are highlighted </text:span><text:span text:style-name="T21">with "red color" and with forced wireframe style. The remaining one box is visualized with gray and with surfaces.</text:span></text:p>
                        </text:list-item>
                      </text:list>
                    </text:list-item>
                    <text:list-item>
                      <text:p text:style-name="P12">make instal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eletype"><text:span text:style-name="T8">Installing </text:span></text:span><text:span text:style-name="Teletype"><text:span text:style-name="T2">geant4.</text:span></text:span><text:span text:style-name="Teletype"><text:span text:style-name="T14">10</text:span></text:span><text:span text:style-name="Teletype"><text:span text:style-name="T2">.</text:span></text:span><text:span text:style-name="Teletype"><text:span text:style-name="T14">00.p02</text:span></text:span></text:p>
          <text:list>
            <text:list-item>
              <text:p text:style-name="P7"><text:span text:style-name="Teletype"><text:span text:style-name="T8">tar -xzf 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.tar.gz</text:span></text:span></text:p>
            </text:list-item>
            <text:list-item>
              <text:p text:style-name="P7"><text:span text:style-name="Teletype"><text:span text:style-name="T8">mkdir 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build geant4.9.6.p03-install</text:span></text:span></text:p>
            </text:list-item>
            <text:list-item>
              <text:p text:style-name="P7"><text:span text:style-name="Teletype"><text:span text:style-name="T8">cd <text:s/>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build</text:span></text:span></text:p>
            </text:list-item>
            <text:list-item>
              <text:p text:style-name="P7"><text:span text:style-name="Teletype"><text:span text:style-name="T8">cmake -DGEANT4_INSTALL_DATA=O</text:span></text:span><text:span text:style-name="Teletype"><text:span text:style-name="T9">N -[Visualization Drivers]</text:span></text:span><text:span text:style-name="Teletype"><text:span text:style-name="T8"> -DCMAKE_INSTALL_PREFIX=/path/to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install /path/to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/text:p>
            </text:list-item>
            <text:list-item>
              <text:p text:style-name="P3"><text:span text:style-name="Teletype"><text:span text:style-name="T9">make -j[# of processors]</text:span></text:span></text:p>
            </text:list-item>
            <text:list-item>
              <text:p text:style-name="P3"><text:span text:style-name="Teletype"><text:span text:style-name="T9">make install</text:span></text:span></text:p>
            </text:list-item>
            <text:list-item>
              <text:p text:style-name="P9"><text:span text:style-name="Teletype"><text:span text:style-name="T17">Note: to add data for Z&gt;92</text:span></text:span></text:p>
              <text:list>
                <text:list-item>
                  <text:p text:style-name="P9"><text:span text:style-name="Teletype"><text:span text:style-name="T17">contact cern and retrieve added data</text:span></text:span></text:p>
                </text:list-item>
                <text:list-item>
                  <text:p text:style-name="P9"><text:span text:style-name="Teletype"><text:span text:style-name="T17">mv extraElemData.tar.gz /gean4Install/share/Geant4-10.0.2/data/</text:span></text:span></text:p>
                </text:list-item>
                <text:list-item>
                  <text:p text:style-name="P9"><text:span text:style-name="Teletype"><text:span text:style-name="T17">mkdir ExtraData</text:span></text:span></text:p>
                </text:list-item>
                <text:list-item>
                  <text:p text:style-name="P9"><text:span text:style-name="Teletype"><text:span text:style-name="T17">tar -xzf <text:s/>extraElemData.tar.gz ExtraData/</text:span></text:span></text:p>
                </text:list-item>
                <text:list-item>
                  <text:p text:style-name="P9"><text:span text:style-name="Teletype"><text:span text:style-name="T17">cp -nr ExtraData/ G4NDL4.4/</text:span></text:span></text:p>
                </text:list-item>
                <text:list-item>
                  <text:p text:style-name="P9"><text:span text:style-name="Teletype"><text:span text:style-name="T17">rm -rf ExtraData/ <text:s/>extraElemData.tar.gz</text:span></text:span></text:p>
                </text:list-item>
              </text:list>
            </text:list-item>
          </text:list>
        </text:list-item>
        <text:list-item>
          <text:p text:style-name="P3"><text:span text:style-name="Teletype"><text:span text:style-name="T8">Installing </text:span></text:span><text:span text:style-name="Teletype"><text:span text:style-name="T2">G4STORK</text:span></text:span></text:p>
          <text:list>
            <text:list-item>
              <text:p text:style-name="P3"><text:span text:style-name="Teletype"><text:span text:style-name="T10">tar -xzf ${G4-STORK TARBALL} ${DESTINATION}</text:span></text:span></text:p>
            </text:list-item>
            <text:list-item>
              <text:p text:style-name="P3"><text:span text:style-name="Teletype"><text:span text:style-name="T8">cd <text:s/>G4STORK/Build/</text:span></text:span></text:p>
            </text:list-item>
            <text:list-item>
              <text:p text:style-name="P3"><text:span text:style-name="Teletype"><text:span text:style-name="T11">source ${GEANT4 INSTALL}/bin/geant4.sh</text:span></text:span></text:p>
            </text:list-item>
            <text:list-item>
              <text:p text:style-name="P3"><text:soft-page-break/><text:span text:style-name="Teletype"><text:span text:style-name="T11">rm -rf CMakeCache.txt CMakeFiles/ </text:span></text:span></text:p>
            </text:list-item>
            <text:list-item>
              <text:p text:style-name="P7"><text:span text:style-name="Teletype"><text:span text:style-name="T8">cmake -DTOPC_USE=1 -[Vis and debug options] -DGeant4_DIR=${GEANT4 INSTALL}/lib64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/Geant4Config.cmake ../</text:span></text:span></text:p>
              <text:list>
                <text:list-item>
                  <text:p text:style-name="P8"><text:span text:style-name="Teletype"><text:span text:style-name="T12">-DG4VISUALIZE_USE=1 </text:span></text:span></text:p>
                </text:list-item>
                <text:list-item>
                  <text:p text:style-name="P8"><text:span text:style-name="Teletype"><text:span text:style-name="T12">-DCMAKE_BUILD_TYPE=Debug</text:span></text:span></text:p>
                </text:list-item>
                <text:list-item>
                  <text:p text:style-name="P8"><text:span text:style-name="Teletype"><text:span text:style-name="T12">more options see G</text:span></text:span><text:span text:style-name="Teletype"><text:span text:style-name="T13">4</text:span></text:span><text:span text:style-name="Teletype"><text:span text:style-name="T12">STORK manual</text:span></text:span></text:p>
                </text:list-item>
              </text:list>
            </text:list-item>
            <text:list-item>
              <text:p text:style-name="P3"><text:span text:style-name="Teletype"><text:span text:style-name="T9">make -j[# of processors]</text:span></text:span></text:p>
            </text:list-item>
          </text:list>
        </text:list-item>
      </text:list>
      <text:p text:style-name="Text_20_body"><text:span text:style-name="Teletype"><text:span text:style-name="T2"/>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5-12T14:36:54.363966300</meta:creation-date>
    <dc:date>2014-07-10T13:14:05.845159278</dc:date>
    <dc:creator>Wesley Ford</dc:creator>
    <meta:editing-duration>PT3H50M42S</meta:editing-duration>
    <meta:editing-cycles>17</meta:editing-cycles>
    <meta:generator>LibreOffice/4.2.5.2$Linux_X86_64 LibreOffice_project/420$Build-2</meta:generator>
    <meta:document-statistic meta:table-count="0" meta:image-count="0" meta:object-count="0" meta:page-count="5" meta:paragraph-count="108" meta:word-count="566" meta:character-count="4004" meta:non-whitespace-character-count="3633"/>
  </office:meta>
</office:document-meta>
</file>